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407e" officeooo:paragraph-rsid="0018407e"/>
    </style:style>
    <style:style style:name="P2" style:family="paragraph" style:parent-style-name="Standard">
      <style:text-properties officeooo:rsid="001ab4c1" officeooo:paragraph-rsid="001ab4c1"/>
    </style:style>
    <style:style style:name="P3" style:family="paragraph" style:parent-style-name="Standard">
      <style:text-properties officeooo:rsid="001ab4c1" officeooo:paragraph-rsid="00288f0a"/>
    </style:style>
    <style:style style:name="P4" style:family="paragraph" style:parent-style-name="Standard">
      <style:text-properties officeooo:rsid="001ab4c1" officeooo:paragraph-rsid="0036db5f"/>
    </style:style>
    <style:style style:name="P5" style:family="paragraph" style:parent-style-name="Standard">
      <style:text-properties officeooo:rsid="001b9c65" officeooo:paragraph-rsid="001b9c65"/>
    </style:style>
    <style:style style:name="P6" style:family="paragraph" style:parent-style-name="Standard">
      <style:text-properties officeooo:rsid="001b9c65" officeooo:paragraph-rsid="00288f0a"/>
    </style:style>
    <style:style style:name="P7" style:family="paragraph" style:parent-style-name="Standard">
      <style:text-properties officeooo:rsid="001b9c65" officeooo:paragraph-rsid="002ae499"/>
    </style:style>
    <style:style style:name="P8" style:family="paragraph" style:parent-style-name="Standard">
      <style:text-properties fo:font-weight="bold" officeooo:rsid="0018407e" officeooo:paragraph-rsid="0018407e" style:font-weight-asian="bold" style:font-weight-complex="bold"/>
    </style:style>
    <style:style style:name="P9" style:family="paragraph" style:parent-style-name="Standard">
      <style:text-properties fo:font-weight="bold" officeooo:rsid="00470772" officeooo:paragraph-rsid="00470772" style:font-weight-asian="bold" style:font-weight-complex="bold"/>
    </style:style>
    <style:style style:name="P10" style:family="paragraph" style:parent-style-name="Standard">
      <style:text-properties fo:font-weight="bold" officeooo:rsid="004902c7" officeooo:paragraph-rsid="004902c7" style:font-weight-asian="bold" style:font-weight-complex="bold"/>
    </style:style>
    <style:style style:name="P11" style:family="paragraph" style:parent-style-name="Standard">
      <style:text-properties fo:font-weight="bold" officeooo:rsid="004b6617" officeooo:paragraph-rsid="004b6617" style:font-weight-asian="bold" style:font-weight-complex="bold"/>
    </style:style>
    <style:style style:name="P12" style:family="paragraph" style:parent-style-name="Standard">
      <style:text-properties fo:font-weight="bold" officeooo:rsid="004d1c5c" officeooo:paragraph-rsid="004d1c5c" style:font-weight-asian="bold" style:font-weight-complex="bold"/>
    </style:style>
    <style:style style:name="P13" style:family="paragraph" style:parent-style-name="Standard">
      <style:text-properties fo:font-weight="bold" officeooo:rsid="00525668" officeooo:paragraph-rsid="00525668" style:font-weight-asian="bold" style:font-weight-complex="bold"/>
    </style:style>
    <style:style style:name="P14" style:family="paragraph" style:parent-style-name="Standard">
      <style:text-properties fo:font-weight="bold" officeooo:rsid="00526635" officeooo:paragraph-rsid="00526635" style:font-weight-asian="bold" style:font-weight-complex="bold"/>
    </style:style>
    <style:style style:name="P15" style:family="paragraph" style:parent-style-name="Standard">
      <style:text-properties fo:font-weight="bold" officeooo:rsid="00540b5b" officeooo:paragraph-rsid="00540b5b" style:font-weight-asian="bold" style:font-weight-complex="bold"/>
    </style:style>
    <style:style style:name="P16" style:family="paragraph" style:parent-style-name="Standard">
      <style:text-properties fo:font-weight="bold" officeooo:rsid="00541a98" officeooo:paragraph-rsid="00541a98" style:font-weight-asian="bold" style:font-weight-complex="bold"/>
    </style:style>
    <style:style style:name="P17" style:family="paragraph" style:parent-style-name="Standard">
      <style:text-properties fo:font-weight="bold" officeooo:rsid="0055e2c7" officeooo:paragraph-rsid="0055e2c7" style:font-weight-asian="bold" style:font-weight-complex="bold"/>
    </style:style>
    <style:style style:name="P18" style:family="paragraph" style:parent-style-name="Standard">
      <style:text-properties fo:font-weight="bold" officeooo:rsid="005ef401" officeooo:paragraph-rsid="005ef401" style:font-weight-asian="bold" style:font-weight-complex="bold"/>
    </style:style>
    <style:style style:name="P19" style:family="paragraph" style:parent-style-name="Standard">
      <style:text-properties officeooo:rsid="001eca58" officeooo:paragraph-rsid="001eca58"/>
    </style:style>
    <style:style style:name="P20" style:family="paragraph" style:parent-style-name="Standard">
      <style:text-properties officeooo:rsid="002036fc" officeooo:paragraph-rsid="002036fc"/>
    </style:style>
    <style:style style:name="P21" style:family="paragraph" style:parent-style-name="Standard">
      <style:text-properties officeooo:rsid="0021e338" officeooo:paragraph-rsid="0021e338"/>
    </style:style>
    <style:style style:name="P22" style:family="paragraph" style:parent-style-name="Standard">
      <style:text-properties officeooo:rsid="00222ed3" officeooo:paragraph-rsid="002f93cc"/>
    </style:style>
    <style:style style:name="P23" style:family="paragraph" style:parent-style-name="Standard">
      <style:text-properties officeooo:rsid="00256f50" officeooo:paragraph-rsid="00222ed3"/>
    </style:style>
    <style:style style:name="P24" style:family="paragraph" style:parent-style-name="Standard">
      <style:text-properties officeooo:rsid="00256f50" officeooo:paragraph-rsid="00256f50"/>
    </style:style>
    <style:style style:name="P25" style:family="paragraph" style:parent-style-name="Standard">
      <style:text-properties fo:font-weight="normal" officeooo:rsid="00288f0a" officeooo:paragraph-rsid="00288f0a" style:font-weight-asian="normal" style:font-weight-complex="normal"/>
    </style:style>
    <style:style style:name="P26" style:family="paragraph" style:parent-style-name="Standard">
      <style:text-properties fo:font-weight="normal" officeooo:rsid="001b9c65" officeooo:paragraph-rsid="00288f0a" style:font-weight-asian="normal" style:font-weight-complex="normal"/>
    </style:style>
    <style:style style:name="P27" style:family="paragraph" style:parent-style-name="Standard">
      <style:text-properties fo:font-weight="normal" officeooo:rsid="002ae499" officeooo:paragraph-rsid="002ae499" style:font-weight-asian="normal" style:font-weight-complex="normal"/>
    </style:style>
    <style:style style:name="P28" style:family="paragraph" style:parent-style-name="Standard">
      <style:text-properties fo:font-weight="normal" officeooo:rsid="002db39c" officeooo:paragraph-rsid="002db39c" style:font-weight-asian="normal" style:font-weight-complex="normal"/>
    </style:style>
    <style:style style:name="P29" style:family="paragraph" style:parent-style-name="Standard">
      <style:text-properties fo:font-weight="normal" officeooo:rsid="0030cb62" officeooo:paragraph-rsid="0030cb62" style:font-weight-asian="normal" style:font-weight-complex="normal"/>
    </style:style>
    <style:style style:name="P30" style:family="paragraph" style:parent-style-name="Standard">
      <style:text-properties fo:font-weight="normal" officeooo:rsid="0036db5f" officeooo:paragraph-rsid="0036db5f" style:font-weight-asian="normal" style:font-weight-complex="normal"/>
    </style:style>
    <style:style style:name="P31" style:family="paragraph" style:parent-style-name="Standard">
      <style:text-properties fo:font-weight="normal" officeooo:rsid="001ab4c1" officeooo:paragraph-rsid="0036db5f" style:font-weight-asian="normal" style:font-weight-complex="normal"/>
    </style:style>
    <style:style style:name="P32" style:family="paragraph" style:parent-style-name="Standard">
      <style:text-properties fo:font-weight="normal" officeooo:rsid="001ab4c1" officeooo:paragraph-rsid="00374736" style:font-weight-asian="normal" style:font-weight-complex="normal"/>
    </style:style>
    <style:style style:name="P33" style:family="paragraph" style:parent-style-name="Standard">
      <style:text-properties fo:font-weight="normal" officeooo:rsid="001ab4c1" officeooo:paragraph-rsid="0037c6c3" style:font-weight-asian="normal" style:font-weight-complex="normal"/>
    </style:style>
    <style:style style:name="P34" style:family="paragraph" style:parent-style-name="Standard">
      <style:text-properties fo:font-weight="normal" officeooo:rsid="001ab4c1" officeooo:paragraph-rsid="0039f97b" style:font-weight-asian="normal" style:font-weight-complex="normal"/>
    </style:style>
    <style:style style:name="P35" style:family="paragraph" style:parent-style-name="Standard">
      <style:text-properties fo:font-weight="normal" officeooo:rsid="001ab4c1" officeooo:paragraph-rsid="003a542e" style:font-weight-asian="normal" style:font-weight-complex="normal"/>
    </style:style>
    <style:style style:name="P36" style:family="paragraph" style:parent-style-name="Standard">
      <style:text-properties fo:font-weight="normal" officeooo:rsid="003c35b8" officeooo:paragraph-rsid="003c35b8" style:font-weight-asian="normal" style:font-weight-complex="normal"/>
    </style:style>
    <style:style style:name="P37" style:family="paragraph" style:parent-style-name="Standard">
      <style:text-properties fo:font-weight="normal" officeooo:rsid="003c35b8" officeooo:paragraph-rsid="003cbe4e" style:font-weight-asian="normal" style:font-weight-complex="normal"/>
    </style:style>
    <style:style style:name="P38" style:family="paragraph" style:parent-style-name="Standard">
      <style:text-properties fo:font-weight="normal" officeooo:rsid="003cbe4e" officeooo:paragraph-rsid="003cbe4e" style:font-weight-asian="normal" style:font-weight-complex="normal"/>
    </style:style>
    <style:style style:name="P39" style:family="paragraph" style:parent-style-name="Standard">
      <style:text-properties fo:font-weight="normal" officeooo:rsid="003d2820" officeooo:paragraph-rsid="003d2820" style:font-weight-asian="normal" style:font-weight-complex="normal"/>
    </style:style>
    <style:style style:name="P40" style:family="paragraph" style:parent-style-name="Standard">
      <style:text-properties fo:font-weight="normal" officeooo:rsid="003ea662" officeooo:paragraph-rsid="003ea662" style:font-weight-asian="normal" style:font-weight-complex="normal"/>
    </style:style>
    <style:style style:name="P41" style:family="paragraph" style:parent-style-name="Standard">
      <style:text-properties fo:font-weight="normal" officeooo:rsid="00402507" officeooo:paragraph-rsid="00402507" style:font-weight-asian="normal" style:font-weight-complex="normal"/>
    </style:style>
    <style:style style:name="P42" style:family="paragraph" style:parent-style-name="Standard">
      <style:text-properties fo:font-weight="normal" officeooo:rsid="0043d355" officeooo:paragraph-rsid="0043d355" style:font-weight-asian="normal" style:font-weight-complex="normal"/>
    </style:style>
    <style:style style:name="P43" style:family="paragraph" style:parent-style-name="Standard">
      <style:text-properties fo:font-weight="normal" officeooo:rsid="00470772" officeooo:paragraph-rsid="00470772" style:font-weight-asian="normal" style:font-weight-complex="normal"/>
    </style:style>
    <style:style style:name="P44" style:family="paragraph" style:parent-style-name="Standard">
      <style:text-properties fo:font-weight="normal" officeooo:rsid="005ef401" officeooo:paragraph-rsid="005ef401" style:font-weight-asian="normal" style:font-weight-complex="normal"/>
    </style:style>
    <style:style style:name="P45" style:family="paragraph" style:parent-style-name="Standard">
      <style:text-properties officeooo:rsid="00224a2d" officeooo:paragraph-rsid="00224a2d"/>
    </style:style>
    <style:style style:name="P46" style:family="paragraph" style:parent-style-name="Standard">
      <style:text-properties officeooo:rsid="002f93cc" officeooo:paragraph-rsid="002f93cc"/>
    </style:style>
    <style:style style:name="P4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33a60f" officeooo:paragraph-rsid="0033a60f" style:font-size-asian="16pt" style:font-weight-asian="bold" style:font-size-complex="16pt" style:font-weight-complex="bold"/>
    </style:style>
    <style:style style:name="P48" style:family="paragraph" style:parent-style-name="Standard">
      <style:text-properties officeooo:rsid="00599bfe" officeooo:paragraph-rsid="00599bfe"/>
    </style:style>
    <style:style style:name="P49" style:family="paragraph" style:parent-style-name="Standard">
      <style:text-properties officeooo:paragraph-rsid="005b1ded"/>
    </style:style>
    <style:style style:name="P50" style:family="paragraph" style:parent-style-name="Standard">
      <style:text-properties fo:font-weight="normal" officeooo:rsid="0047a267" officeooo:paragraph-rsid="0047a267" style:font-weight-asian="normal" style:font-weight-complex="normal"/>
    </style:style>
    <style:style style:name="P51" style:family="paragraph" style:parent-style-name="Standard">
      <style:text-properties fo:font-weight="normal" officeooo:rsid="004902c7" officeooo:paragraph-rsid="004902c7" style:font-weight-asian="normal" style:font-weight-complex="normal"/>
    </style:style>
    <style:style style:name="P52" style:family="paragraph" style:parent-style-name="Standard">
      <style:text-properties fo:font-weight="normal" officeooo:rsid="004a00ed" officeooo:paragraph-rsid="004a00ed" style:font-weight-asian="normal" style:font-weight-complex="normal"/>
    </style:style>
    <style:style style:name="P53" style:family="paragraph" style:parent-style-name="Standard">
      <style:text-properties fo:font-weight="normal" officeooo:rsid="004a00ed" officeooo:paragraph-rsid="006c2552" style:font-weight-asian="normal" style:font-weight-complex="normal"/>
    </style:style>
    <style:style style:name="P54" style:family="paragraph" style:parent-style-name="Standard">
      <style:text-properties fo:font-weight="normal" officeooo:rsid="004d1c5c" officeooo:paragraph-rsid="004b6617" style:font-weight-asian="normal" style:font-weight-complex="normal"/>
    </style:style>
    <style:style style:name="P55" style:family="paragraph" style:parent-style-name="Standard">
      <style:text-properties fo:font-weight="normal" officeooo:rsid="004d1c5c" officeooo:paragraph-rsid="004d1c5c" style:font-weight-asian="normal" style:font-weight-complex="normal"/>
    </style:style>
    <style:style style:name="P56" style:family="paragraph" style:parent-style-name="Standard">
      <style:text-properties fo:font-weight="normal" officeooo:rsid="00502de4" officeooo:paragraph-rsid="00502de4" style:font-weight-asian="normal" style:font-weight-complex="normal"/>
    </style:style>
    <style:style style:name="P57" style:family="paragraph" style:parent-style-name="Standard">
      <style:text-properties fo:font-weight="normal" officeooo:rsid="0051bdd8" officeooo:paragraph-rsid="0051bdd8" style:font-weight-asian="normal" style:font-weight-complex="normal"/>
    </style:style>
    <style:style style:name="P58" style:family="paragraph" style:parent-style-name="Standard">
      <style:text-properties fo:font-weight="normal" officeooo:rsid="00525668" officeooo:paragraph-rsid="00525668" style:font-weight-asian="normal" style:font-weight-complex="normal"/>
    </style:style>
    <style:style style:name="P59" style:family="paragraph" style:parent-style-name="Standard">
      <style:text-properties fo:font-weight="normal" officeooo:rsid="00526635" officeooo:paragraph-rsid="00526635" style:font-weight-asian="normal" style:font-weight-complex="normal"/>
    </style:style>
    <style:style style:name="P60" style:family="paragraph" style:parent-style-name="Standard">
      <style:text-properties fo:font-weight="normal" officeooo:rsid="00540b5b" officeooo:paragraph-rsid="00540b5b" style:font-weight-asian="normal" style:font-weight-complex="normal"/>
    </style:style>
    <style:style style:name="P61" style:family="paragraph" style:parent-style-name="Standard">
      <style:text-properties fo:font-weight="normal" officeooo:rsid="00541a98" officeooo:paragraph-rsid="00541a98" style:font-weight-asian="normal" style:font-weight-complex="normal"/>
    </style:style>
    <style:style style:name="P62" style:family="paragraph" style:parent-style-name="Standard">
      <style:text-properties fo:font-weight="normal" officeooo:rsid="0055e2c7" officeooo:paragraph-rsid="0055e2c7" style:font-weight-asian="normal" style:font-weight-complex="normal"/>
    </style:style>
    <style:style style:name="P63" style:family="paragraph" style:parent-style-name="Standard">
      <style:text-properties fo:font-weight="normal" officeooo:rsid="0057ae12" officeooo:paragraph-rsid="0057ae12" style:font-weight-asian="normal" style:font-weight-complex="normal"/>
    </style:style>
    <style:style style:name="P64" style:family="paragraph" style:parent-style-name="Standard">
      <style:text-properties fo:font-weight="normal" officeooo:rsid="00599bfe" officeooo:paragraph-rsid="00599bfe" style:font-weight-asian="normal" style:font-weight-complex="normal"/>
    </style:style>
    <style:style style:name="P65" style:family="paragraph" style:parent-style-name="Standard">
      <style:text-properties fo:font-weight="normal" officeooo:rsid="005b1ded" officeooo:paragraph-rsid="005b1ded" style:font-weight-asian="normal" style:font-weight-complex="normal"/>
    </style:style>
    <style:style style:name="P66" style:family="paragraph" style:parent-style-name="Standard">
      <style:text-properties fo:font-weight="normal" officeooo:rsid="005ef401" officeooo:paragraph-rsid="005ef401" style:font-weight-asian="normal" style:font-weight-complex="normal"/>
    </style:style>
    <style:style style:name="P67" style:family="paragraph" style:parent-style-name="Standard">
      <style:text-properties fo:font-weight="normal" officeooo:rsid="00609002" officeooo:paragraph-rsid="00609002" style:font-weight-asian="normal" style:font-weight-complex="normal"/>
    </style:style>
    <style:style style:name="P68" style:family="paragraph" style:parent-style-name="Standard">
      <style:text-properties fo:font-weight="normal" officeooo:rsid="00626032" officeooo:paragraph-rsid="00609002" style:font-weight-asian="normal" style:font-weight-complex="normal"/>
    </style:style>
    <style:style style:name="P69" style:family="paragraph" style:parent-style-name="Standard">
      <style:text-properties fo:font-weight="normal" officeooo:rsid="00626032" officeooo:paragraph-rsid="00626032" style:font-weight-asian="normal" style:font-weight-complex="normal"/>
    </style:style>
    <style:style style:name="P70" style:family="paragraph" style:parent-style-name="Standard">
      <style:text-properties fo:font-weight="normal" officeooo:rsid="006262f7" officeooo:paragraph-rsid="006262f7" style:font-weight-asian="normal" style:font-weight-complex="normal"/>
    </style:style>
    <style:style style:name="P71" style:family="paragraph" style:parent-style-name="Standard">
      <style:text-properties fo:font-weight="normal" officeooo:rsid="0064259c" officeooo:paragraph-rsid="006c2552" style:font-weight-asian="normal" style:font-weight-complex="normal"/>
    </style:style>
    <style:style style:name="P72" style:family="paragraph" style:parent-style-name="Standard">
      <style:text-properties fo:font-weight="normal" officeooo:rsid="006608dc" officeooo:paragraph-rsid="006608dc" style:font-weight-asian="normal" style:font-weight-complex="normal"/>
    </style:style>
    <style:style style:name="P73" style:family="paragraph" style:parent-style-name="Standard">
      <style:text-properties fo:font-weight="normal" officeooo:rsid="0067bd53" officeooo:paragraph-rsid="0067bd53" style:font-weight-asian="normal" style:font-weight-complex="normal"/>
    </style:style>
    <style:style style:name="P74" style:family="paragraph" style:parent-style-name="Standard">
      <style:text-properties fo:font-weight="normal" officeooo:rsid="00692610" officeooo:paragraph-rsid="00692610" style:font-weight-asian="normal" style:font-weight-complex="normal"/>
    </style:style>
    <style:style style:name="P75" style:family="paragraph" style:parent-style-name="Standard">
      <style:text-properties fo:font-weight="normal" officeooo:rsid="006b4d6c" officeooo:paragraph-rsid="006b4d6c" style:font-weight-asian="normal" style:font-weight-complex="normal"/>
    </style:style>
    <style:style style:name="P76" style:family="paragraph" style:parent-style-name="Standard">
      <style:text-properties fo:font-weight="normal" officeooo:rsid="006c2552" officeooo:paragraph-rsid="006c2552" style:font-weight-asian="normal" style:font-weight-complex="normal"/>
    </style:style>
    <style:style style:name="P77" style:family="paragraph" style:parent-style-name="Standard">
      <style:text-properties fo:font-weight="normal" officeooo:rsid="006e4746" officeooo:paragraph-rsid="006e4746" style:font-weight-asian="normal" style:font-weight-complex="normal"/>
    </style:style>
    <style:style style:name="P78" style:family="paragraph" style:parent-style-name="Standard">
      <style:text-properties style:text-underline-style="solid" style:text-underline-width="auto" style:text-underline-color="font-color" fo:font-weight="normal" officeooo:rsid="005d089c" officeooo:paragraph-rsid="005d089c" style:font-weight-asian="normal" style:font-weight-complex="normal"/>
    </style:style>
    <style:style style:name="P79" style:family="paragraph" style:parent-style-name="Standard">
      <style:text-properties officeooo:rsid="002f93cc" officeooo:paragraph-rsid="002f93cc"/>
    </style:style>
    <style:style style:name="P80" style:family="paragraph" style:parent-style-name="Standard">
      <style:text-properties fo:font-weight="bold" officeooo:rsid="0036db5f" officeooo:paragraph-rsid="006c2552" style:font-weight-asian="bold" style:font-weight-complex="bold"/>
    </style:style>
    <style:style style:name="P81" style:family="paragraph" style:parent-style-name="Standard">
      <style:text-properties fo:font-weight="bold" officeooo:rsid="0040986b" officeooo:paragraph-rsid="006c2552" style:font-weight-asian="bold" style:font-weight-complex="bold"/>
    </style:style>
    <style:style style:name="P82" style:family="paragraph" style:parent-style-name="Standard">
      <style:text-properties officeooo:rsid="00256f50" officeooo:paragraph-rsid="00256f50"/>
    </style:style>
    <style:style style:name="T1" style:family="text">
      <style:text-properties officeooo:rsid="0019412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7bd53" style:font-weight-asian="bold" style:font-weight-complex="bold"/>
    </style:style>
    <style:style style:name="T4" style:family="text">
      <style:text-properties fo:font-weight="bold" officeooo:rsid="006b4d6c" style:font-weight-asian="bold" style:font-weight-complex="bold"/>
    </style:style>
    <style:style style:name="T5" style:family="text">
      <style:text-properties fo:font-weight="bold" officeooo:rsid="006608dc" style:font-weight-asian="bold" style:font-weight-complex="bold"/>
    </style:style>
    <style:style style:name="T6" style:family="text">
      <style:text-properties fo:font-weight="bold" officeooo:rsid="0041fc61" style:font-weight-asian="bold" style:font-weight-complex="bold"/>
    </style:style>
    <style:style style:name="T7" style:family="text">
      <style:text-properties fo:font-weight="bold" officeooo:rsid="004ff86d" style:font-weight-asian="bold" style:font-weight-complex="bold"/>
    </style:style>
    <style:style style:name="T8" style:family="text">
      <style:text-properties fo:font-weight="bold" officeooo:rsid="004b6617" style:font-weight-asian="bold" style:font-weight-complex="bold"/>
    </style:style>
    <style:style style:name="T9" style:family="text">
      <style:text-properties fo:font-weight="bold" officeooo:rsid="006d87a8" style:font-weight-asian="bold" style:font-weight-complex="bold"/>
    </style:style>
    <style:style style:name="T10" style:family="text">
      <style:text-properties officeooo:rsid="00288f0a"/>
    </style:style>
    <style:style style:name="T11" style:family="text">
      <style:text-properties officeooo:rsid="0029ef59"/>
    </style:style>
    <style:style style:name="T12" style:family="text">
      <style:text-properties officeooo:rsid="002ae499"/>
    </style:style>
    <style:style style:name="T13" style:family="text">
      <style:text-properties officeooo:rsid="0036db5f"/>
    </style:style>
    <style:style style:name="T14" style:family="text">
      <style:text-properties officeooo:rsid="00374736"/>
    </style:style>
    <style:style style:name="T15" style:family="text">
      <style:text-properties officeooo:rsid="0037c6c3"/>
    </style:style>
    <style:style style:name="T16" style:family="text">
      <style:text-properties officeooo:rsid="0039f97b"/>
    </style:style>
    <style:style style:name="T17" style:family="text">
      <style:text-properties officeooo:rsid="003a542e"/>
    </style:style>
    <style:style style:name="T18" style:family="text">
      <style:text-properties officeooo:rsid="003c35b8"/>
    </style:style>
    <style:style style:name="T19" style:family="text">
      <style:text-properties officeooo:rsid="003cbe4e"/>
    </style:style>
    <style:style style:name="T20" style:family="text">
      <style:text-properties officeooo:rsid="0041fc61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47a267" style:font-weight-asian="normal" style:font-weight-complex="normal"/>
    </style:style>
    <style:style style:name="T23" style:family="text">
      <style:text-properties fo:font-weight="normal" officeooo:rsid="0049298f" style:font-weight-asian="normal" style:font-weight-complex="normal"/>
    </style:style>
    <style:style style:name="T24" style:family="text">
      <style:text-properties fo:font-weight="normal" officeooo:rsid="004d1c5c" style:font-weight-asian="normal" style:font-weight-complex="normal"/>
    </style:style>
    <style:style style:name="T25" style:family="text">
      <style:text-properties fo:font-weight="normal" officeooo:rsid="00526635" style:font-weight-asian="normal" style:font-weight-complex="normal"/>
    </style:style>
    <style:style style:name="T26" style:family="text">
      <style:text-properties fo:font-weight="normal" officeooo:rsid="005b1ded" style:font-weight-asian="normal" style:font-weight-complex="normal"/>
    </style:style>
    <style:style style:name="T27" style:family="text">
      <style:text-properties officeooo:rsid="00470772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officeooo:rsid="0050425e"/>
    </style:style>
    <style:style style:name="T31" style:family="text">
      <style:text-properties officeooo:rsid="005feb4a"/>
    </style:style>
    <style:style style:name="T32" style:family="text">
      <style:text-properties officeooo:rsid="00626032"/>
    </style:style>
    <style:style style:name="T33" style:family="text">
      <style:text-properties officeooo:rsid="006608dc"/>
    </style:style>
    <style:style style:name="T34" style:family="text">
      <style:text-properties officeooo:rsid="0067bd53"/>
    </style:style>
    <style:style style:name="T35" style:family="text">
      <style:text-properties officeooo:rsid="006c2552"/>
    </style:style>
    <style:style style:name="T36" style:family="text">
      <style:text-properties officeooo:rsid="0043d3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Algoritmos</text:p>
      <text:p text:style-name="P8"/>
      <text:p text:style-name="P1"><text:span text:style-name="T2">Algoritmo sensible</text:span>: varia su velocidad de ejecución si los elementos están ordenados o no.</text:p>
      <text:p text:style-name="P1"><text:span text:style-name="T2">Algoritmo estable</text:span>: a claves iguales mantiene el orden previo.</text:p>
      <text:p text:style-name="P1"/>
      <text:p text:style-name="P45">Tiempo de ejecución depende de: entrada, S.O. hardware, lenguaje, como haya escrito el código.</text:p>
      <text:p text:style-name="P45"/>
      <text:p text:style-name="P22">Algoritmos que usan memoria auxiliar son los que duplican la entrada.</text:p>
      <text:p text:style-name="P22">Usar una variable no es usar memoria auxiliar.</text:p>
      <text:p text:style-name="P45"/>
      <text:p text:style-name="P46">Complejidad siempre se analiza en el PEOR caso.</text:p>
      <text:p text:style-name="P46"/>
      <text:p text:style-name="P48">Todos trabajan IN-SITU y en Memoria</text:p>
      <text:p text:style-name="P46"/>
      <text:p text:style-name="P1"/>
      <text:p text:style-name="P8">Algoritmo <text:span text:style-name="T20">ordenamiento</text:span> selección:</text:p>
      <text:p text:style-name="P1">- <text:span text:style-name="T1">Busca la posición del elemento menor, y lo cambia por el primer elemento.</text:span></text:p>
      <text:p text:style-name="P1">- <text:span text:style-name="T1">Toma el segundo elemento y lo intercambia por el menor, y así sucesivamente.</text:span></text:p>
      <text:p text:style-name="P1"/>
      <text:p text:style-name="P2">t0<text:tab/>3 – 5 – 7 – 3’ - 1 – 2 – 4 – 8 – 6</text:p>
      <text:p text:style-name="P2">t1<text:tab/>1 – 5 – 7 – 3’ - 3 – 2 – 4 – 8 - 6</text:p>
      <text:p text:style-name="P2">t2<text:tab/>1 – 2 – 7 – 3’ - 3 – 5 – 4 – 8 – 6</text:p>
      <text:p text:style-name="P2">t3<text:tab/>1 – 2 – 3’ - 7 – 3 – 5 – 4 – 8 – 6</text:p>
      <text:p text:style-name="P5">t4<text:tab/>1 – 2 – 3’ - 3 – 7 – 5 – 4 – 8 – 6</text:p>
      <text:p text:style-name="P5">t5<text:tab/>1 – 2 – 3’ - 3 – 4 – 7 – 5 – 8 – 6</text:p>
      <text:p text:style-name="P5">t6<text:tab/>1 – 2 – 3’ - 3 – 4 – 5 – 7 – 8 – 6</text:p>
      <text:p text:style-name="P5">t7<text:tab/>1 – 2 – 3’ - 3 – 4 – 5 – 6 – 7 – 8</text:p>
      <text:p text:style-name="P5"/>
      <text:p text:style-name="P19">Operaciones: comparación e intercambio.</text:p>
      <text:p text:style-name="P20">No es sensible dado que siempre hace lo mismo. (queda evidenciado con el 5 donde hace el intercambio con si mismo).</text:p>
      <text:p text:style-name="P20">No es estable, orden de los 3 cambia.</text:p>
      <text:p text:style-name="P20"/>
      <text:p text:style-name="P21">Intercambios</text:p>
      <text:p text:style-name="P21">n-1</text:p>
      <text:p text:style-name="P21">Comparaciones</text:p>
      <text:p text:style-name="P21">Sumatoria(de i=1 hasta n-1) de n-i = n-1 + n-2 + …. + 1 = (n+...+n)/ 2 = (n(n-1)) / 2</text:p>
      <text:p text:style-name="P23"/>
      <text:p text:style-name="P24"/>
      <text:p text:style-name="P24"><text:span text:style-name="T2">Algoritmo </text:span><text:span text:style-name="T6">ordenamiento</text:span><text:span text:style-name="T2"> burbujeo:</text:span></text:p>
      <text:p text:style-name="P25">Va de atrás para adelante comparando e intercambiando los elementos menores con los mayores de al lado.</text:p>
      <text:p text:style-name="P25"/>
      <text:p text:style-name="P3">t0<text:tab/>3 – 5 – 7 – 3’ - 1 – 2 – 4 – 8 – 6</text:p>
      <text:p text:style-name="P3">t1<text:tab/>1 – <text:span text:style-name="T10">3</text:span> – <text:span text:style-name="T10">5</text:span> – <text:span text:style-name="T10">7</text:span> - 3’ – 2 – 4 – <text:span text:style-name="T10">6</text:span> – <text:span text:style-name="T10">8</text:span></text:p>
      <text:p text:style-name="P3">t2<text:tab/>1 – 2 – <text:span text:style-name="T10">3</text:span> – <text:span text:style-name="T10">5 </text:span>- <text:span text:style-name="T10">7</text:span> – <text:span text:style-name="T10">3’</text:span> – 4 – <text:span text:style-name="T10">6</text:span> – <text:span text:style-name="T10">8</text:span></text:p>
      <text:p text:style-name="P3">t3<text:tab/>1 – 2 – 3 - <text:span text:style-name="T11">3’</text:span> – <text:span text:style-name="T11">5</text:span> – <text:span text:style-name="T11">7</text:span> – 4 – <text:span text:style-name="T11">6</text:span> – <text:span text:style-name="T12">8</text:span></text:p>
      <text:p text:style-name="P6">t4<text:tab/>1 – 2 – 3 - 3’ – <text:span text:style-name="T11">4</text:span> – 5 – <text:span text:style-name="T11">7</text:span> – <text:span text:style-name="T11">6</text:span> – <text:span text:style-name="T11">8</text:span></text:p>
      <text:p text:style-name="P7">t5<text:tab/>1 – 2 – 3 - 3’ – <text:span text:style-name="T11">4</text:span> – 5 – <text:span text:style-name="T12">6</text:span> – <text:span text:style-name="T12">7</text:span> – <text:span text:style-name="T11">8</text:span></text:p>
      <text:p text:style-name="P26"/>
      <text:p text:style-name="P27">Es sensible, variando de la entrada va a cortar antes o no.</text:p>
      <text:p text:style-name="P29">Es estable.</text:p>
      <text:p text:style-name="P27"><text:soft-page-break/></text:p>
      <text:p text:style-name="P28">Mejor Caso: <text:tab/> <text:s text:c="2"/>Comparaciones = n-1<text:tab/><text:tab/>Intercambios = 0</text:p>
      <text:p text:style-name="P28">Peor Caso: <text:tab/> <text:s text:c="2"/>Comparaciones = (n(n-1))/2<text:tab/>Intercambios = (n(n-1))/2</text:p>
      <text:p text:style-name="P28">Caso Promedio: Comparaciones = (n(n-1))/4<text:tab/>Intercambios = (n(n-1))/4</text:p>
      <text:p text:style-name="P28"/>
      <text:p text:style-name="P80"/>
      <text:p text:style-name="P80">Algoritmo <text:span text:style-name="T20">ordenamiento</text:span> Inserción:</text:p>
      <text:p text:style-name="P30">- Divide el vector en dos conjuntos, uno ordenado y uno desordenado.</text:p>
      <text:p text:style-name="P30">- Agarra elemento de la desordenada y busca donde corresponde en la ordenada.</text:p>
      <text:p text:style-name="P30">- <text:span text:style-name="T14">Cuando es menor, piso el valor que va a quedar en aux y luego comparo hasta que corro todos los valores (pisando los siguientes)</text:span></text:p>
      <text:p text:style-name="P30"/>
      <text:p text:style-name="P4"><text:span text:style-name="T13">t</text:span>0<text:tab/>3 <text:span text:style-name="T13">|</text:span> – 5 – 7 – 3’ - 1 – 2 – 4 – 8 – 6 →<text:span text:style-name="T13"> aux = 5, 5.compareTo(3);</text:span></text:p>
      <text:p text:style-name="P4"><text:span text:style-name="T13">t1</text:span><text:tab/>3 – 5 <text:span text:style-name="T13">| </text:span>– 7 – 3’ - 1 – 2 – 4 – 8 – 6 →<text:span text:style-name="T13"> aux = 7, 7.compareTo(3) &amp;&amp; 7.compareTo(5);</text:span></text:p>
      <text:p text:style-name="P31"><text:span text:style-name="T14">t2</text:span><text:tab/>3 – 5 – 7 <text:span text:style-name="T14">| </text:span>– 3’ - 1 – 2 – 4 – 8 – 6 →<text:span text:style-name="T13"> aux = 3’</text:span></text:p>
      <text:p text:style-name="P32"><text:span text:style-name="T14">t3</text:span><text:tab/>3 – <text:span text:style-name="T14">3’ - </text:span>5 – 7 <text:span text:style-name="T14">| </text:span>- 1 – 2 – 4 – 8 – 6 →<text:span text:style-name="T13"> aux = 1</text:span></text:p>
      <text:p text:style-name="P32"><text:span text:style-name="T14">t4</text:span><text:tab/><text:span text:style-name="T14">1 - </text:span>3 – <text:span text:style-name="T14">3’ - </text:span>5 – 7 <text:span text:style-name="T14">| </text:span>– 2 – 4 – 8 – 6 →<text:span text:style-name="T13"> aux = 2</text:span></text:p>
      <text:p text:style-name="P33"><text:span text:style-name="T14">t5</text:span><text:tab/><text:span text:style-name="T14">1 – 2 - </text:span>3 – <text:span text:style-name="T14">3’ - </text:span>5 – 7 <text:span text:style-name="T15">| </text:span>– 4 – 8 – 6 →<text:span text:style-name="T13"> aux = 4</text:span></text:p>
      <text:p text:style-name="P34"><text:span text:style-name="T14">t6</text:span><text:tab/><text:span text:style-name="T14">1 – 2 - </text:span>3 – <text:span text:style-name="T14">3’ - 4 - </text:span>5 – 7 <text:span text:style-name="T16">| </text:span>– 8 – 6 →<text:span text:style-name="T13"> aux = 8</text:span></text:p>
      <text:p text:style-name="P35"><text:span text:style-name="T14">t7</text:span><text:tab/><text:span text:style-name="T14">1 – 2 - </text:span>3 – <text:span text:style-name="T14">3’ - 4 - </text:span>5 – 7<text:span text:style-name="T15"> </text:span>– 8 <text:span text:style-name="T17">| </text:span>– 6 →<text:span text:style-name="T13"> aux = 6</text:span></text:p>
      <text:p text:style-name="P35"><text:span text:style-name="T14">t7</text:span><text:tab/><text:span text:style-name="T14">1 – 2 - </text:span>3 – <text:span text:style-name="T14">3’ - 4 - </text:span>5 – <text:span text:style-name="T17">6 - </text:span>7<text:span text:style-name="T15"> </text:span>– 8</text:p>
      <text:p text:style-name="P32"/>
      <text:p text:style-name="P36">Solo usa Comparación y Desplazamiento, NO Intercambios.</text:p>
      <text:p text:style-name="P36"/>
      <text:p text:style-name="P36">Mejor Caso:<text:tab/><text:tab/>Comparaciones = n-1<text:tab/><text:tab/><text:tab/>Desplazamientos = 0</text:p>
      <text:p text:style-name="P37">Peor Caso:<text:tab/><text:tab/>Comparaciones = <text:span text:style-name="T19">(n(</text:span>n-1<text:span text:style-name="T19">))/2</text:span><text:tab/><text:tab/>Desplazamientos = <text:span text:style-name="T19">(n(</text:span>n-1<text:span text:style-name="T19">))/2</text:span></text:p>
      <text:p text:style-name="P38">Caso Promedio:<text:tab/><text:span text:style-name="T18">Comparaciones = </text:span>(n(<text:span text:style-name="T18">n-1</text:span>))/4<text:span text:style-name="T18"><text:tab/><text:tab/>Desplazamientos = </text:span>(n(<text:span text:style-name="T18">n-1</text:span>))/4</text:p>
      <text:p text:style-name="P38"/>
      <text:p text:style-name="P39">Más rápido que Burbujeo porque Desplazamiento usa UNA linea de código mientras que Burbujeo usa 3 para el Intercambio.</text:p>
      <text:p text:style-name="P40">Es sensible.</text:p>
      <text:p text:style-name="P39">Es estable porque compara posiciones consecutivas de memoria.</text:p>
      <text:p text:style-name="P39"/>
      <text:p text:style-name="P41"><text:span text:style-name="T32">C</text:span>entinela: se usa sabiendo que el primer elemento es positivo (sino se pone el primer elemento con alguno de los dos primeros métodos de ordenamiento).</text:p>
      <text:p text:style-name="P41"/>
      <text:p text:style-name="P41"/>
      <text:p text:style-name="P81">Los 3 algoritmos tienen complejidad: 0(n²) debido al doble ciclo que se efectua.</text:p>
      <text:p text:style-name="P81"/>
      <text:p text:style-name="P81"/>
      <text:p text:style-name="P81"><text:span text:style-name="T36">Algoritmo ordenamiento Shell:</text:span></text:p>
      <text:p text:style-name="P42">- Trabaja con vectores que están <text:span text:style-name="T2">h-ordenados</text:span>, ej: 2 ordenado → 5 2 7 6 20 12 (5-7-20 y 2-6-12)</text:p>
      <text:p text:style-name="P42"/>
      <text:p text:style-name="P42">Función: h(i) = <text:span text:style-name="T2">(h(i-1) * 3)+1</text:span> → toma el h más grande que pueda tomar (menor el n) <text:span text:style-name="T27">y se va bajando hasta 1 y ahí se hace Inserción pura.</text:span></text:p>
      <text:p text:style-name="P42"/>
      <text:p text:style-name="P43"><text:span text:style-name="T28">Rendimiento</text:span>: peor y caso aleatorio son mejores que Inserción, peor en el Mejor caso dado que este algoritmo hace Inserción al final.</text:p>
      <text:p text:style-name="P43"/>
      <text:p text:style-name="P43">0 1 2 <text:s/>3 <text:s/>4 5 <text:s/>6 7 <text:s/>8 <text:s/>9 10 11 12 13 14 15</text:p>
      <text:p text:style-name="P43"><text:span text:style-name="T2">E</text:span> <text:span text:style-name="T2">J</text:span> E M P L O A O R D <text:s text:c="2"/>E <text:s/>N <text:s/><text:span text:style-name="T2">A R</text:span></text:p>
      <text:p text:style-name="P43">tomo h=13</text:p>
      <text:p text:style-name="P43"><text:soft-page-break/>E-A <text:s/>y J-R distan 13 posiciones</text:p>
      <text:p text:style-name="P43"><text:span text:style-name="T2">A J</text:span> E M P L O A O R D E N <text:span text:style-name="T2">E R → </text:span>Vectores: {{A-E},{J-R}}</text:p>
      <text:p text:style-name="P43">tomo un h menor en la serie h=4</text:p>
      <text:p text:style-name="P9">A <text:span text:style-name="T21">J E M </text:span>P<text:span text:style-name="T21"> L O A </text:span>O<text:span text:style-name="T21"> R D E </text:span>N<text:span text:style-name="T21"> E R → Vectores: {{A-P-O-N],{J-L-R-E},{E-O-D-R},{M-A-E}</text:span></text:p>
      <text:p text:style-name="P9">A<text:span text:style-name="T21"> </text:span><text:span text:style-name="T22">E D A N J E E O L O M P R R</text:span></text:p>
      <text:p text:style-name="P50">tomo un h menor en la serie h=1 → hago inserción pura</text:p>
      <text:p text:style-name="P10"><text:span text:style-name="T21">A | </text:span><text:span text:style-name="T22">E D A N J E E O L O M P R R – </text:span><text:span text:style-name="T21">aux=a</text:span></text:p>
      <text:p text:style-name="P51">A E</text:p>
      <text:p text:style-name="P51">A D E</text:p>
      <text:p text:style-name="P51">A A D E</text:p>
      <text:p text:style-name="P51">…</text:p>
      <text:p text:style-name="P10"><text:span text:style-name="T21">A A D E E E J L M N O </text:span><text:span text:style-name="T23">O </text:span><text:span text:style-name="T21">P R R</text:span></text:p>
      <text:p text:style-name="P51"/>
      <text:p text:style-name="P52">Es sensible pero no es estable.</text:p>
      <text:p text:style-name="P52"/>
      <text:p text:style-name="P53">Complejidad Computacional: O(n^(3/2))</text:p>
      <text:p text:style-name="P53"><text:span text:style-name="T7"/></text:p>
      <text:p text:style-name="P53"><text:span text:style-name="T7"/></text:p>
      <text:p text:style-name="P53"><text:span text:style-name="T7">Algoritmo</text:span><text:span text:style-name="T8"> ordenamiento Quick Sort:</text:span></text:p>
      <text:p text:style-name="P11"><text:span text:style-name="T21">- </text:span><text:span text:style-name="T24">Mejor para valores más grandes de n dados los crecimientos de las funciones</text:span></text:p>
      <text:p text:style-name="P54">- Usa recursividad.</text:p>
      <text:p text:style-name="P54"/>
      <text:p text:style-name="P12"><text:span text:style-name="T29">Complejidad Computacional</text:span><text:span text:style-name="T21">: </text:span>O(n*l<text:span text:style-name="T30">n</text:span>(n))</text:p>
      <text:p text:style-name="P55"/>
      <text:p text:style-name="P56">- Se basa en la idea de que si un elemento tiene en las posiciones más bajas de él elementos más chicos y para las posiciones más altas elementos mayores, el elemento está en su posición.</text:p>
      <text:p text:style-name="P56">- Se elige un pivote que idealmente parte más al medio el vector.</text:p>
      <text:p text:style-name="P57">- El algoritmo hace un random del subindice.</text:p>
      <text:p text:style-name="P57"/>
      <text:p text:style-name="P58">(Acá vamos a usar el elemento del medio como pivote)</text:p>
      <text:p text:style-name="P13"><text:span text:style-name="T21">9 3 5 10 </text:span>4<text:span text:style-name="T21"> 1 8 2 6 →</text:span><text:span text:style-name="T25"> 4 pivote</text:span></text:p>
      <text:p text:style-name="P59">Se intercambia por el último elemento.</text:p>
      <text:p text:style-name="P14">9<text:span text:style-name="T21"> 3 5 10 6 1 8 </text:span>2<text:span text:style-name="T21"> 4</text:span></text:p>
      <text:p text:style-name="P59">Se pone un índice i al principio y un j al final - 1.</text:p>
      <text:p text:style-name="P59">Con i se buscan elementos mayores o iguales que el pivote y con j menores o iguales.</text:p>
      <text:p text:style-name="P59">I=9, j=2</text:p>
      <text:p text:style-name="P14"><text:span text:style-name="T21">2 </text:span>3<text:span text:style-name="T21"> 5 10 6 1 </text:span>8<text:span text:style-name="T21"> 9 4</text:span></text:p>
      <text:p text:style-name="P59">Se incrementa i y se decrementa j</text:p>
      <text:p text:style-name="P60">i=3, j=8</text:p>
      <text:p text:style-name="P60">i no es mayor que el pivote por lo que lo incremento, i=5 (es mayor)</text:p>
      <text:p text:style-name="P60">j es mayor que 4 y busco el menor por lo que decremento, j=1 (es menor)</text:p>
      <text:p text:style-name="P15"><text:span text:style-name="T21">2 3 1 </text:span>10<text:span text:style-name="T21"> </text:span>6<text:span text:style-name="T21"> 5 8 9</text:span></text:p>
      <text:p text:style-name="P60">i es mayor que el pivote, j no es menor decremento, j=10, sigue sin ser menor, decremento, j=1</text:p>
      <text:p text:style-name="P60">como se cruzaron los indices, el elemento i se intercambia por el pivote.</text:p>
      <text:p text:style-name="P60">2 3 1 4 6 5 8 9 10</text:p>
      <text:p text:style-name="P60">Ahora se aplica del i+1 y del i-1 (parto en dos el vector) y aplico recursividad.</text:p>
      <text:p text:style-name="P61">i-1</text:p>
      <text:p text:style-name="P16"><text:span text:style-name="T21">2 </text:span>3<text:span text:style-name="T21"> 1</text:span></text:p>
      <text:p text:style-name="P61">intercambio por ultima posición</text:p>
      <text:p text:style-name="P61">2 1 3</text:p>
      <text:p text:style-name="P61">i=2, j=1</text:p>
      <text:p text:style-name="P61"><text:soft-page-break/>i es menor que el pivote, incremento i, i=1, sigue siendo menor, se cruzaron los punteros, cambia el pivote por el i=3 (lo cambia por si mismo).</text:p>
      <text:p text:style-name="P16">2<text:span text:style-name="T21"> 1 → se vuelve a aplicar recursividad.</text:span></text:p>
      <text:p text:style-name="P62">i-1</text:p>
      <text:p text:style-name="P17">1<text:span text:style-name="T21"> 2</text:span></text:p>
      <text:p text:style-name="P62">i es menor que el pivote, j es menor, se cruzaron los punteros corta, esta ordenada esa parte.</text:p>
      <text:p text:style-name="P62">Lo mismo se realiza para la parte i+1.</text:p>
      <text:p text:style-name="P62"/>
      <text:p text:style-name="P63">No es sensible y no es estable.</text:p>
      <text:p text:style-name="P63"/>
      <text:p text:style-name="P64">Se puede mejorar haciéndolo Sin recursividad, también si se aplica otro algoritmo cuando faltan pocos elementos, o también usar la mediana de 3 para seleccionar un elemento que este más en el medio que un random.</text:p>
      <text:p text:style-name="P78"/>
      <text:p text:style-name="P78">Mediana de 3:</text:p>
      <text:p text:style-name="P78"/>
      <text:p text:style-name="P65">9 3 5 10 4 1 8 2 6 → 946 → 469 mando el mas chico al principio y el más grande al final</text:p>
      <text:p text:style-name="P49"><text:span text:style-name="T26">4 3 5 10 </text:span><text:span text:style-name="T2">2</text:span><text:span text:style-name="T26"> 1 8 6 9 → cambio el pivote (6) por el n-1 (ya se que el 9 va a ser mayor).</text:span></text:p>
      <text:p text:style-name="P65">Hace lo mismo de antes.</text:p>
      <text:p text:style-name="P65"/>
      <text:p text:style-name="P65"/>
      <text:p text:style-name="P18">Algoritmo ordenamiento Fusión:</text:p>
      <text:p text:style-name="P44">- <text:span text:style-name="T31">Trabaja con memoria auxiliar, duplica la entrada (utiliza un vector del mismo tamaño de la entrada).</text:span></text:p>
      <text:p text:style-name="P44"/>
      <text:p text:style-name="P67"><text:span text:style-name="T28">Complejidad Computacional</text:span>: <text:span text:style-name="T2">O(n*ln(n))</text:span></text:p>
      <text:p text:style-name="P68"><text:span text:style-name="T2"/></text:p>
      <text:p text:style-name="P69">Divide hasta no poder más y luego resuelve la recursividad ordenando.</text:p>
      <text:p text:style-name="P69"/>
      <text:p text:style-name="P69">9 3 5 10 4 1 8 2 6</text:p>
      <text:p text:style-name="P69">Se divide en 9 3 5 10, 4 1 8 2 6</text:p>
      <text:p text:style-name="P69">Se divide en 9 3, 5 10, 4 1, 8 2 6</text:p>
      <text:p text:style-name="P69">Se divide en 9, 3, 5, 10, 4, 1, 8, 2 6</text:p>
      <text:p text:style-name="P69">Se divide en 9, 3, 5, 10, 4, 1, 8, 2, 6</text:p>
      <text:p text:style-name="P69">Ahora resuelve la recursividad ordenando.</text:p>
      <text:p text:style-name="P69">Para ordenar usa un vector auxiliar, puede ser del tamaño de lo que necesito ordenar o puedo usar uno del tamaño de la entrada de una y uso las posiciones.</text:p>
      <text:p text:style-name="P69">Comparo las posiciones consiguientes y comparo los auxiliares i y j</text:p>
      <text:p text:style-name="P69">Pone el menor en el “original” (subindice k)</text:p>
      <text:p text:style-name="P69">De esa manera el mas grande de la primera mitad trabaja como centinela de la segunda.</text:p>
      <text:p text:style-name="P69">3 9, 5 10 → me muevo con k</text:p>
      <text:p text:style-name="P69">guardo primera mitad en aux ordenada y segunda mitad orden inverso.</text:p>
      <text:p text:style-name="P69">3 9 10 5 → i=3, j=5</text:p>
      <text:p text:style-name="P70">Pongo el 3 en el original, aumento i, i=9, pongo el 5 que es el más chico en el original, decremento j, j=10, pongo el 9 que es más chico, incremento i, i=10, pone el 10, termina con las posiciones de k y termina.</text:p>
      <text:p text:style-name="P70">Hace lo mismo para el otro lado.</text:p>
      <text:p text:style-name="P69"/>
      <text:p text:style-name="P71">No es sensible pero es Estable.</text:p>
      <text:p text:style-name="P71"><text:span text:style-name="T4"/></text:p>
      <text:p text:style-name="P71"><text:span text:style-name="T4"/></text:p>
      <text:p text:style-name="P71"><text:span text:style-name="T4"/></text:p>
      <text:p text:style-name="P71"><text:soft-page-break/><text:span text:style-name="T4">Algoritmo de </text:span><text:span text:style-name="T5">Cuenta de Distribución Particular</text:span><text:span text:style-name="T33">:</text:span></text:p>
      <text:p text:style-name="P72">- <text:span text:style-name="T34">Elementos van de </text:span><text:span text:style-name="T3">0 </text:span><text:span text:style-name="T34">a</text:span><text:span text:style-name="T3"> n </text:span><text:span text:style-name="T34">o de </text:span><text:span text:style-name="T3">h </text:span><text:span text:style-name="T34">a</text:span><text:span text:style-name="T3"> n+h</text:span></text:p>
      <text:p text:style-name="P73">- Claves consecutivas sin repetidos</text:p>
      <text:p text:style-name="P73">- Necesita memoria auxiliar (duplicar la entrada).</text:p>
      <text:p text:style-name="P73"/>
      <text:p text:style-name="P73">2 5 3 0 4 1</text:p>
      <text:p text:style-name="P73">Creo otro vector y agarro el primer elemento y lo uso como subindice.</text:p>
      <text:p text:style-name="P73">aux[vec[i]] = vec[i] o aux[vec[i] – h] = vec[i]</text:p>
      <text:p text:style-name="P73"/>
      <text:p text:style-name="P74"><text:span text:style-name="T28">Complejidad Computacional</text:span>: <text:span text:style-name="T2">O(n)</text:span></text:p>
      <text:p text:style-name="P74"><text:span text:style-name="T2"/></text:p>
      <text:p text:style-name="P74">No puede ser Estable porque no hay claves repetidas y no es sensible.</text:p>
      <text:p text:style-name="P74"/>
      <text:p text:style-name="P74"/>
      <text:p text:style-name="P74"/>
      <text:p text:style-name="P75"><text:span text:style-name="T2">Algoritmo </text:span><text:span text:style-name="T9">de </text:span><text:span text:style-name="T5">Cuenta de Distribución </text:span><text:span text:style-name="T2">General:</text:span></text:p>
      <text:p text:style-name="P75"><text:span text:style-name="T2">- </text:span>Pocas claves consecutivas, repetidas muchas veces.</text:p>
      <text:p text:style-name="P75">- <text:span text:style-name="T35">Se arma un vector de claves (aux), se hace una pasada del vector contando la cantidad de cada clave que hay.</text:span></text:p>
      <text:p text:style-name="P75"/>
      <text:p text:style-name="P76">2 3 1 2 2 3 1 2</text:p>
      <text:p text:style-name="P76"/>
      <text:p text:style-name="P76">aux[] = {2,4,2} → Suma y acumula → aux[] = {2,6,8}</text:p>
      <text:p text:style-name="P76"/>
      <text:p text:style-name="P76">Se crea un aux2 (mismo tamaño que el original) y ordena los números, para mantener la estabilidad empieza de atrás para adelante.</text:p>
      <text:p text:style-name="P76"/>
      <text:p text:style-name="P76">Toma el último 2, entra por posición al vector de claves, le resto 1 y pongo en esa posición de aux2 el elemento.</text:p>
      <text:p text:style-name="P76">Toma el 1 anterior, entra en la posición 0 del vector de claves resta 1 al contenido (total) y pone en esa posición de aux2 ese dato.</text:p>
      <text:p text:style-name="P76">Aux2 = {1,1,2,2,2,2,3,3}</text:p>
      <text:p text:style-name="P76"/>
      <text:p text:style-name="P77"><text:span text:style-name="T28">Complejidad Computacional</text:span>: <text:span text:style-name="T2">O(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9:15:30.669000000</meta:creation-date>
    <dc:date>2016-09-13T21:51:35.820000000</dc:date>
    <meta:editing-duration>PT2H59M53S</meta:editing-duration>
    <meta:editing-cycles>70</meta:editing-cycles>
    <meta:generator>LibreOffice/5.1.5.2$Windows_x86 LibreOffice_project/7a864d8825610a8c07cfc3bc01dd4fce6a9447e5</meta:generator>
    <meta:document-statistic meta:table-count="0" meta:image-count="0" meta:object-count="0" meta:page-count="5" meta:paragraph-count="162" meta:word-count="1807" meta:character-count="8543" meta:non-whitespace-character-count="6723"/>
  </office:meta>
</office:document-meta>
</file>